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75cm" style:rel-column-width="10950*"/>
    </style:style>
    <style:style style:name="Table1.B" style:family="table-column">
      <style:table-column-properties style:column-width="15.826cm" style:rel-column-width="54585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74.png" xlink:type="simple" xlink:show="embed" xlink:actuate="onLoad"/></draw:frame></text:p>
          </table:table-cell>
          <table:table-cell table:style-name="Table1.B1" office:value-type="string">
            <text:h text:style-name="P5" text:outline-level="1">Идеальное транспортное запаздывание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9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07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</text:span><text:span text:style-name="T7">у</text:span><text:span text:style-name="T4">равнением (ЛУ) с запаздыванием:</text:span></text:p>
            <text:p text:style-name="P3"><text:span text:style-name="T4"><draw:frame draw:style-name="fr3" draw:name="Объект1" text:anchor-type="as-char" svg:width="3.851cm" svg:height="0.62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2"><text:span text:style-name="T4">где</text:span><text:span text:style-name="T4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i-ый элемент входного сигнала в блок,</text:span><text:span text:style-name="T4"><draw:frame draw:style-name="fr3" draw:name="Object1" text:anchor-type="as-char" svg:width="1.983cm" svg:height="0.62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–</text:span><text:span text:style-name="T5"> </text:span><text:span text:style-name="T7">значение </text:span><text:span text:style-name="T4">i-го элемента входного сигнала, запомненное в блоке</text:span><text:span text:style-name="T4"><draw:frame draw:style-name="fr3" draw:name="Object2" text:anchor-type="as-char" svg:width="0.64cm" svg:height="0.62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секунд назад, по отношению к текущему модельному времени;</text:span><text:span text:style-name="T4"><draw:frame draw:style-name="fr3" draw:name="Объект6" text:anchor-type="as-char" svg:width="0.64cm" svg:height="0.62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элемент вектора </text:span><text:span text:style-name="T7">времён запаздывания</text:span><text:span text:style-name="T4">,</text:span><text:span text:style-name="T4"><draw:frame draw:style-name="fr3" draw:name="Объект4" text:anchor-type="as-char" svg:width="1.182cm" svg:height="0.621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 (для скалярного варианта сигналов):</text:p>
            <text:p text:style-name="P3"><text:span text:style-name="T4"><draw:frame draw:style-name="fr3" draw:name="Объект5" text:anchor-type="as-char" svg:width="4.376cm" svg:height="0.90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,</text:span></text:p>
            <text:p text:style-name="P2">поэтому пиктограмма данного блока имеет <text:span text:style-name="T6">аналогичный вид</text:span>.</text:p>
            <text:p text:style-name="P2">Размерности сигналов входа, выхода и вектора времён запаздывания должны совпадать.</text:p>
            <text:p text:style-name="P2"><text:span text:style-name="T1">Свойства</text:span>:</text:p>
            <text:list xml:id="list2961950484409311091" text:style-name="L1">
              <text:list-item>
                <text:p text:style-name="P8">Время запаздывания – вектор времён запаздывания<draw:frame draw:style-name="fr3" draw:name="Объект9" text:anchor-type="as-char" svg:width="0.64cm" svg:height="0.62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в секундах.</text:p>
              </text:list-item>
              <text:list-item>
                <text:p text:style-name="P8">Начальный размер стека – начальный размер массива, в котором сохраняются входные данные блока.</text:p>
              </text:list-item>
            </text:list>
            <text:p text:style-name="P4"><text:span text:style-name="T1">Примечание:</text:span> по умолчанию блок реализует «запаздывание»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ое транспортное запаздывание</dc:title>
    <dc:date>2016-04-07T14:52:33.18</dc:date>
    <meta:generator>OpenOffice/4.1.1$Win32 OpenOffice.org_project/411m6$Build-9775</meta:generator>
    <meta:editing-duration>PT5H44M4S</meta:editing-duration>
    <meta:editing-cycles>119</meta:editing-cycles>
    <meta:document-statistic meta:table-count="1" meta:image-count="2" meta:object-count="8" meta:page-count="1" meta:paragraph-count="17" meta:word-count="130" meta:character-count="971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i>x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y_i(t) ~=~ x_i(t - T_i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x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x_i(t-T_i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sup>
        <mi>e</mi>
        <mrow>
          <mrow>
            <mrow>
              <mo stretchy="false">−</mo>
              <mi>T</mi>
            </mrow>
            <mo stretchy="false">⋅</mo>
            <mi>s</mi>
          </mrow>
        </mrow>
      </msup>
    </mrow>
    <annotation encoding="StarMath 5.0">W(s) ~=~  e^{-T cdot s}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